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S Aldrin Regular" svg:font-family="'FS Aldrin Regular', sans-serif"/>
    <style:font-face style:name="Helvetica Neue" svg:font-family="'Helvetica Neue', Helvetica, sans-serif"/>
    <style:font-face style:name="IBM Plex Sans" svg:font-family="'IBM Plex Sans', ibm-plex-sans, 'Helvetica Neue', Arial, sans-serif"/>
    <style:font-face style:name="Roboto1" svg:font-family="Roboto, Noto, sans-serif"/>
    <style:font-face style:name="Ubuntu" svg:font-family="Ubuntu"/>
    <style:font-face style:name="arial" svg:font-family="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CMR10" svg:font-family="CMR10" style:font-pitch="variable"/>
    <style:font-face style:name="Roboto2" svg:font-family="Roboto" style:font-pitch="variable"/>
    <style:font-face style:name="CMR101" svg:font-family="CMR10"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3" svg:font-family="Roboto" style:font-family-generic="system" style:font-pitch="variable"/>
  </office:font-face-decls>
  <office:automatic-styles>
    <style:style style:name="P1" style:family="paragraph" style:parent-style-name="Standard">
      <style:text-properties style:font-name="Roboto2" fo:font-size="11pt" style:font-size-asian="11pt" style:font-size-complex="11pt"/>
    </style:style>
    <style:style style:name="P2" style:family="paragraph" style:parent-style-name="Standard">
      <style:text-properties style:font-name="Roboto2" fo:font-size="11pt" officeooo:rsid="001faa6a" officeooo:paragraph-rsid="001faa6a" style:font-size-asian="11pt" style:font-size-complex="11pt"/>
    </style:style>
    <style:style style:name="P3" style:family="paragraph" style:parent-style-name="Standard">
      <style:text-properties style:font-name="Roboto2" fo:font-size="11pt" officeooo:paragraph-rsid="001faa6a" style:font-size-asian="11pt" style:font-size-complex="11pt"/>
    </style:style>
    <style:style style:name="P4" style:family="paragraph" style:parent-style-name="Standard">
      <style:text-properties style:font-name="Roboto2" fo:font-size="11pt" officeooo:rsid="00250a74" officeooo:paragraph-rsid="002e2df7" style:font-size-asian="11pt" style:font-size-complex="11pt"/>
    </style:style>
    <style:style style:name="P5" style:family="paragraph" style:parent-style-name="Standard">
      <style:text-properties style:font-name="Roboto2" fo:font-size="11pt" officeooo:rsid="00250a74" officeooo:paragraph-rsid="004d5299" style:font-size-asian="11pt" style:font-size-complex="11pt"/>
    </style:style>
    <style:style style:name="P6" style:family="paragraph" style:parent-style-name="Standard">
      <style:text-properties style:font-name="Roboto2" fo:font-size="11pt" officeooo:rsid="0030bb70" officeooo:paragraph-rsid="0030bb70" style:font-size-asian="11pt" style:font-size-complex="11pt"/>
    </style:style>
    <style:style style:name="P7" style:family="paragraph" style:parent-style-name="Standard">
      <style:text-properties style:font-name="Roboto2" fo:font-size="11pt" officeooo:rsid="0020ca46" officeooo:paragraph-rsid="0030bb70" style:font-size-asian="11pt" style:font-size-complex="11pt"/>
    </style:style>
    <style:style style:name="P8" style:family="paragraph" style:parent-style-name="Standard">
      <style:text-properties style:font-name="Roboto2" fo:font-size="11pt" officeooo:rsid="0020ca46" officeooo:paragraph-rsid="001faa6a" style:font-size-asian="11pt" style:font-size-complex="11pt"/>
    </style:style>
    <style:style style:name="P9" style:family="paragraph" style:parent-style-name="Standard">
      <style:text-properties style:font-name="Roboto2" fo:font-size="11pt" officeooo:rsid="0020ca46" officeooo:paragraph-rsid="004efaca" style:font-size-asian="11pt" style:font-size-complex="11pt"/>
    </style:style>
    <style:style style:name="P10" style:family="paragraph" style:parent-style-name="Standard">
      <style:text-properties style:font-name="Roboto2" fo:font-size="11pt" officeooo:rsid="00225896" officeooo:paragraph-rsid="004efaca" style:font-size-asian="11pt" style:font-size-complex="11pt"/>
    </style:style>
    <style:style style:name="P11" style:family="paragraph" style:parent-style-name="Standard">
      <style:text-properties style:font-name="Roboto2" fo:font-size="11pt" officeooo:rsid="0023d0f5" officeooo:paragraph-rsid="00502461" style:font-size-asian="11pt" style:font-size-complex="11pt"/>
    </style:style>
    <style:style style:name="P12" style:family="paragraph" style:parent-style-name="Standard">
      <style:text-properties style:font-name="Roboto2" fo:font-size="11pt" officeooo:rsid="0025717c" officeooo:paragraph-rsid="0025717c" style:font-size-asian="11pt" style:font-size-complex="11pt"/>
    </style:style>
    <style:style style:name="P13" style:family="paragraph" style:parent-style-name="Standard">
      <style:text-properties style:font-name="Roboto2" fo:font-size="11pt" officeooo:rsid="0025717c" officeooo:paragraph-rsid="003d6085" style:font-size-asian="11pt" style:font-size-complex="11pt"/>
    </style:style>
    <style:style style:name="P14" style:family="paragraph" style:parent-style-name="Standard">
      <style:text-properties style:font-name="Roboto2" fo:font-size="11pt" officeooo:rsid="0025717c" officeooo:paragraph-rsid="0050a57a" style:font-size-asian="11pt" style:font-size-complex="11pt"/>
    </style:style>
    <style:style style:name="P15" style:family="paragraph" style:parent-style-name="Standard">
      <style:text-properties style:font-name="Roboto2" fo:font-size="11pt" officeooo:rsid="0026f095" officeooo:paragraph-rsid="0032326e" style:font-size-asian="11pt" style:font-size-complex="11pt"/>
    </style:style>
    <style:style style:name="P16" style:family="paragraph" style:parent-style-name="Standard">
      <style:text-properties style:font-name="Roboto2" fo:font-size="11pt" officeooo:rsid="00281e0b" officeooo:paragraph-rsid="002ab858" style:font-size-asian="11pt" style:font-size-complex="11pt"/>
    </style:style>
    <style:style style:name="P17" style:family="paragraph" style:parent-style-name="Standard">
      <style:text-properties style:font-name="Roboto2" fo:font-size="11pt" officeooo:rsid="00281e0b" officeooo:paragraph-rsid="003382d9" style:font-size-asian="11pt" style:font-size-complex="11pt"/>
    </style:style>
    <style:style style:name="P18" style:family="paragraph" style:parent-style-name="Standard">
      <style:text-properties style:font-name="Roboto2" fo:font-size="11pt" officeooo:rsid="00281e0b" officeooo:paragraph-rsid="003e5cd2" style:font-size-asian="11pt" style:font-size-complex="11pt"/>
    </style:style>
    <style:style style:name="P19" style:family="paragraph" style:parent-style-name="Standard">
      <style:text-properties style:font-name="Roboto2" fo:font-size="11pt" officeooo:rsid="00281e0b" officeooo:paragraph-rsid="00568097" style:font-size-asian="11pt" style:font-size-complex="11pt"/>
    </style:style>
    <style:style style:name="P20" style:family="paragraph" style:parent-style-name="Standard">
      <style:text-properties style:font-name="Roboto2" fo:font-size="11pt" officeooo:rsid="002900f2" officeooo:paragraph-rsid="002900f2" style:font-size-asian="11pt" style:font-size-complex="11pt"/>
    </style:style>
    <style:style style:name="P21" style:family="paragraph" style:parent-style-name="Standard">
      <style:text-properties style:font-name="Roboto2" fo:font-size="11pt" officeooo:rsid="002ab858" officeooo:paragraph-rsid="002ab858" style:font-size-asian="11pt" style:font-size-complex="11pt"/>
    </style:style>
    <style:style style:name="P22" style:family="paragraph" style:parent-style-name="Standard">
      <style:text-properties style:font-name="Roboto2" fo:font-size="11pt" officeooo:rsid="002c0ea8" officeooo:paragraph-rsid="002c0ea8" style:font-size-asian="11pt" style:font-size-complex="11pt"/>
    </style:style>
    <style:style style:name="P23" style:family="paragraph" style:parent-style-name="Standard">
      <style:text-properties style:font-name="Roboto2" fo:font-size="11pt" officeooo:rsid="002c0ea8" officeooo:paragraph-rsid="00568097" style:font-size-asian="11pt" style:font-size-complex="11pt"/>
    </style:style>
    <style:style style:name="P24" style:family="paragraph" style:parent-style-name="Standard">
      <style:text-properties style:font-name="Roboto2" fo:font-size="11pt" officeooo:rsid="002c0ea8" officeooo:paragraph-rsid="00356d6d" style:font-size-asian="11pt" style:font-size-complex="11pt"/>
    </style:style>
    <style:style style:name="P25" style:family="paragraph" style:parent-style-name="Standard">
      <style:text-properties style:font-name="Roboto2" fo:font-size="11pt" officeooo:rsid="0032326e" officeooo:paragraph-rsid="0032326e" style:font-size-asian="11pt" style:font-size-complex="11pt"/>
    </style:style>
    <style:style style:name="P26" style:family="paragraph" style:parent-style-name="Standard">
      <style:text-properties style:font-name="Roboto2" fo:font-size="11pt" officeooo:rsid="00356d6d" officeooo:paragraph-rsid="00356d6d" style:font-size-asian="11pt" style:font-size-complex="11pt"/>
    </style:style>
    <style:style style:name="P27" style:family="paragraph" style:parent-style-name="Standard">
      <style:text-properties style:font-name="Roboto2" fo:font-size="11pt" officeooo:rsid="0039951c" officeooo:paragraph-rsid="0039951c" style:font-size-asian="11pt" style:font-size-complex="11pt"/>
    </style:style>
    <style:style style:name="P28" style:family="paragraph" style:parent-style-name="Standard">
      <style:text-properties style:font-name="Roboto2" fo:font-size="11pt" officeooo:paragraph-rsid="0039951c" style:font-size-asian="11pt" style:font-size-complex="11pt"/>
    </style:style>
    <style:style style:name="P29" style:family="paragraph" style:parent-style-name="Standard">
      <style:text-properties style:font-name="Roboto2" fo:font-size="11pt" officeooo:rsid="003abfa4" officeooo:paragraph-rsid="00441287" style:font-size-asian="11pt" style:font-size-complex="11pt"/>
    </style:style>
    <style:style style:name="P30" style:family="paragraph" style:parent-style-name="Standard">
      <style:text-properties style:font-name="Roboto2" fo:font-size="11pt" officeooo:paragraph-rsid="0045842b" style:font-size-asian="11pt" style:font-size-complex="11pt"/>
    </style:style>
    <style:style style:name="P31" style:family="paragraph" style:parent-style-name="Standard">
      <style:text-properties style:font-name="Roboto2" fo:font-size="11pt" officeooo:rsid="00502461" officeooo:paragraph-rsid="00502461" style:font-size-asian="11pt" style:font-size-complex="11pt"/>
    </style:style>
    <style:style style:name="P32" style:family="paragraph" style:parent-style-name="Standard">
      <style:text-properties style:font-name="Roboto2" fo:font-size="11pt" officeooo:rsid="00510431" officeooo:paragraph-rsid="00510431" style:font-size-asian="11pt" style:font-size-complex="11pt"/>
    </style:style>
    <style:style style:name="P33" style:family="paragraph" style:parent-style-name="Standard">
      <style:text-properties style:font-name="Roboto2" fo:font-size="11pt" officeooo:paragraph-rsid="00441287"/>
    </style:style>
    <style:style style:name="P34" style:family="paragraph" style:parent-style-name="Standard">
      <style:paragraph-properties fo:text-align="start" style:justify-single-word="false"/>
      <style:text-properties style:font-name="Roboto2" fo:font-size="11pt" officeooo:rsid="0049d728" officeooo:paragraph-rsid="0049d728" style:font-size-asian="9.60000038146973pt" style:font-size-complex="11pt"/>
    </style:style>
    <style:style style:name="P35" style:family="paragraph" style:parent-style-name="Standard">
      <style:paragraph-properties fo:text-align="start" style:justify-single-word="false"/>
      <style:text-properties style:font-name="Roboto2" fo:font-size="11pt" fo:font-weight="normal" officeooo:rsid="0049d728" officeooo:paragraph-rsid="0049d728" style:font-size-asian="11pt" style:font-weight-asian="normal" style:font-size-complex="11pt" style:font-weight-complex="normal"/>
    </style:style>
    <style:style style:name="P36" style:family="paragraph" style:parent-style-name="Standard">
      <style:text-properties style:font-name="Roboto2" fo:font-size="11pt" officeooo:paragraph-rsid="00568097"/>
    </style:style>
    <style:style style:name="P37" style:family="paragraph" style:parent-style-name="Standard">
      <style:paragraph-properties fo:text-align="center" style:justify-single-word="false"/>
      <style:text-properties style:font-name="Roboto2" fo:font-size="16pt" officeooo:rsid="00470ac0" officeooo:paragraph-rsid="00470ac0" style:font-size-asian="16pt" style:font-size-complex="16pt"/>
    </style:style>
    <style:style style:name="P38" style:family="paragraph" style:parent-style-name="Standard">
      <style:text-properties officeooo:paragraph-rsid="0039951c"/>
    </style:style>
    <style:style style:name="P39" style:family="paragraph" style:parent-style-name="Standard">
      <style:paragraph-properties fo:text-align="start" style:justify-single-word="false"/>
      <style:text-properties officeooo:paragraph-rsid="004bb41e"/>
    </style:style>
    <style:style style:name="P40" style:family="paragraph" style:parent-style-name="Standard">
      <style:paragraph-properties fo:text-align="start" style:justify-single-word="false"/>
      <style:text-properties officeooo:rsid="004bb41e" officeooo:paragraph-rsid="004bb41e"/>
    </style:style>
    <style:style style:name="P41" style:family="paragraph" style:parent-style-name="Standard">
      <style:text-properties fo:color="#000000" style:font-name="Roboto2" fo:font-size="11pt" officeooo:rsid="0030bb70" officeooo:paragraph-rsid="0030bb70" style:font-size-asian="11pt" style:font-size-complex="11pt"/>
    </style:style>
    <style:style style:name="P42" style:family="paragraph" style:parent-style-name="Standard">
      <style:text-properties officeooo:paragraph-rsid="0050a57a"/>
    </style:style>
    <style:style style:name="P43" style:family="paragraph" style:parent-style-name="Standard">
      <style:text-properties officeooo:paragraph-rsid="0055a1a0"/>
    </style:style>
    <style:style style:name="P44" style:family="paragraph" style:parent-style-name="Standard">
      <style:text-properties officeooo:rsid="0055a1a0" officeooo:paragraph-rsid="0055a1a0"/>
    </style:style>
    <style:style style:name="P45" style:family="paragraph" style:parent-style-name="Standard">
      <style:text-properties officeooo:paragraph-rsid="00568097"/>
    </style:style>
    <style:style style:name="P46" style:family="paragraph" style:parent-style-name="Standard">
      <style:text-properties officeooo:paragraph-rsid="0058b29a"/>
    </style:style>
    <style:style style:name="P47" style:family="paragraph" style:parent-style-name="normal">
      <style:paragraph-properties fo:break-before="auto" fo:break-after="auto"/>
      <style:text-properties style:font-name="Roboto2" fo:font-size="11pt" officeooo:paragraph-rsid="001faa6a" style:font-size-asian="11pt" style:font-size-complex="11pt"/>
    </style:style>
    <style:style style:name="P48" style:family="paragraph" style:parent-style-name="normal">
      <style:text-properties style:font-name="Roboto2" fo:font-size="11pt" officeooo:paragraph-rsid="001faa6a" style:font-size-asian="11pt" style:font-size-complex="11pt"/>
    </style:style>
    <style:style style:name="P49" style:family="paragraph" style:parent-style-name="normal">
      <style:text-properties style:font-name="Roboto2" fo:font-size="11pt" fo:font-style="normal" officeooo:paragraph-rsid="004670e6" style:font-size-asian="11pt" style:font-style-asian="normal" style:font-size-complex="11pt" style:font-style-complex="normal"/>
    </style:style>
    <style:style style:name="P50" style:family="paragraph" style:parent-style-name="normal">
      <style:text-properties style:font-name="Roboto2" fo:font-size="11pt" fo:font-style="normal" officeooo:rsid="004d5299" officeooo:paragraph-rsid="004d5299" style:font-size-asian="11pt" style:font-style-asian="normal" style:font-size-complex="11pt" style:font-style-complex="normal"/>
    </style:style>
    <style:style style:name="P51" style:family="paragraph" style:parent-style-name="normal">
      <style:text-properties style:font-name="Roboto2" fo:font-size="11pt" fo:font-style="normal" officeooo:rsid="0054746f" officeooo:paragraph-rsid="0054746f" style:font-size-asian="11pt" style:font-style-asian="normal" style:font-size-complex="11pt" style:font-style-complex="normal"/>
    </style:style>
    <style:style style:name="P52" style:family="paragraph" style:parent-style-name="Text_20_body">
      <style:text-properties fo:font-variant="normal" fo:text-transform="none" fo:color="#212121" style:font-name="Roboto2" fo:font-size="11pt" fo:letter-spacing="normal" fo:font-style="normal" fo:font-weight="normal" officeooo:paragraph-rsid="001faa6a" style:font-size-asian="11pt" style:font-size-complex="11pt"/>
    </style:style>
    <style:style style:name="P53" style:family="paragraph" style:parent-style-name="Text_20_body">
      <style:text-properties fo:font-variant="normal" fo:text-transform="none" fo:color="#000000" style:font-name="Roboto2" fo:font-size="11pt" fo:letter-spacing="normal" fo:font-style="normal" fo:font-weight="normal" officeooo:rsid="0032326e" officeooo:paragraph-rsid="0032326e" style:font-size-asian="11pt" style:font-size-complex="11pt"/>
    </style:style>
    <style:style style:name="P54" style:family="paragraph" style:parent-style-name="Text_20_body">
      <style:text-properties officeooo:paragraph-rsid="00559a73"/>
    </style:style>
    <style:style style:name="P55" style:family="paragraph" style:parent-style-name="Text_20_body">
      <style:paragraph-properties fo:margin-left="0cm" fo:margin-right="0cm" fo:margin-top="0cm" fo:margin-bottom="0.106cm" loext:contextual-spacing="false" fo:orphans="2" fo:widows="2" fo:text-indent="0cm" style:auto-text-indent="false"/>
      <style:text-properties officeooo:paragraph-rsid="004d5299"/>
    </style:style>
    <style:style style:name="P56"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52d19a"/>
    </style:style>
    <style:style style:name="T1" style:family="text">
      <style:text-properties officeooo:rsid="00225896"/>
    </style:style>
    <style:style style:name="T2" style:family="text">
      <style:text-properties officeooo:rsid="0025717c"/>
    </style:style>
    <style:style style:name="T3" style:family="text">
      <style:text-properties officeooo:rsid="0026f095"/>
    </style:style>
    <style:style style:name="T4" style:family="text">
      <style:text-properties officeooo:rsid="002900f2"/>
    </style:style>
    <style:style style:name="T5" style:family="text">
      <style:text-properties officeooo:rsid="002ab858"/>
    </style:style>
    <style:style style:name="T6" style:family="text">
      <style:text-properties officeooo:rsid="002e2df7"/>
    </style:style>
    <style:style style:name="T7" style:family="text">
      <style:text-properties officeooo:rsid="0030bb70"/>
    </style:style>
    <style:style style:name="T8" style:family="text">
      <style:text-properties officeooo:rsid="0032326e"/>
    </style:style>
    <style:style style:name="T9" style:family="text">
      <style:text-properties fo:font-style="normal" officeooo:rsid="0050a57a" style:font-style-asian="normal" style:font-style-complex="normal"/>
    </style:style>
    <style:style style:name="T10" style:family="text">
      <style:text-properties fo:font-variant="normal" fo:text-transform="none" fo:color="#212121" style:font-name="Roboto2" fo:font-size="11pt" fo:letter-spacing="normal" fo:font-style="normal" fo:font-weight="normal" style:font-size-asian="11pt" style:font-size-complex="11pt"/>
    </style:style>
    <style:style style:name="T11" style:family="text">
      <style:text-properties fo:font-variant="normal" fo:text-transform="none" fo:color="#212121" fo:letter-spacing="normal" fo:font-style="normal" fo:font-weight="normal" style:font-name-asian="Roboto3" style:font-style-asian="italic" style:font-name-complex="Roboto3"/>
    </style:style>
    <style:style style:name="T12" style:family="text">
      <style:text-properties fo:font-variant="normal" fo:text-transform="none" fo:color="#202122" style:font-name="Roboto2" fo:font-size="11pt" fo:letter-spacing="normal" fo:font-style="normal" fo:font-weight="normal" style:font-size-asian="11pt" style:font-size-complex="11pt"/>
    </style:style>
    <style:style style:name="T13" style:family="text">
      <style:text-properties fo:font-variant="normal" fo:text-transform="none" fo:color="#202122" style:font-name="Roboto2" fo:font-size="11pt" fo:letter-spacing="normal" fo:font-style="normal" fo:font-weight="normal" officeooo:rsid="003abfa4" style:font-size-asian="11pt" style:font-size-complex="11pt"/>
    </style:style>
    <style:style style:name="T14" style:family="text">
      <style:text-properties fo:font-variant="normal" fo:text-transform="none" fo:color="#202124" fo:letter-spacing="normal" fo:language="en" fo:country="US" fo:font-style="normal" fo:font-weight="normal" style:font-size-asian="11pt" style:font-size-complex="11pt"/>
    </style:style>
    <style:style style:name="T15" style:family="text">
      <style:text-properties fo:font-variant="normal" fo:text-transform="none" fo:color="#202124" fo:letter-spacing="normal" fo:language="en" fo:country="US" fo:font-style="normal" fo:font-weight="normal" officeooo:rsid="00441287" style:font-size-asian="11pt" style:font-size-complex="11pt"/>
    </style:style>
    <style:style style:name="T16" style:family="text">
      <style:text-properties fo:font-variant="normal" fo:text-transform="none" fo:color="#202124" fo:letter-spacing="normal" fo:language="en" fo:country="US" fo:font-style="normal" fo:font-weight="normal" officeooo:rsid="00442ed2" style:font-size-asian="11pt" style:font-size-complex="11pt"/>
    </style:style>
    <style:style style:name="T17" style:family="text">
      <style:text-properties fo:font-variant="normal" fo:text-transform="none" fo:color="#202124" fo:letter-spacing="normal" fo:language="en" fo:country="US" fo:font-style="normal" fo:font-weight="normal" officeooo:rsid="0045842b" style:font-size-asian="11pt" style:font-size-complex="11pt"/>
    </style:style>
    <style:style style:name="T18" style:family="text">
      <style:text-properties fo:font-variant="normal" fo:text-transform="none" fo:letter-spacing="normal" fo:font-style="normal" fo:font-weight="normal" style:font-name-asian="Roboto3" style:font-style-asian="italic" style:font-name-complex="Roboto3"/>
    </style:style>
    <style:style style:name="T19" style:family="text">
      <style:text-properties fo:font-variant="normal" fo:text-transform="none" fo:color="#000000" style:font-name="Roboto2" fo:font-size="11pt" fo:letter-spacing="normal" fo:font-style="normal" fo:font-weight="normal" style:font-size-asian="11pt" style:font-weight-asian="normal" style:font-size-complex="11pt" style:font-weight-complex="normal"/>
    </style:style>
    <style:style style:name="T20" style:family="text">
      <style:text-properties fo:font-variant="normal" fo:text-transform="none" fo:color="#000000" style:font-name="Roboto2" fo:font-size="11pt" fo:letter-spacing="normal" fo:font-style="normal" fo:font-weight="normal" officeooo:rsid="004bb41e" style:font-size-asian="11pt" style:font-weight-asian="normal" style:font-size-complex="11pt" style:font-weight-complex="normal"/>
    </style:style>
    <style:style style:name="T21" style:family="text">
      <style:text-properties fo:font-variant="normal" fo:text-transform="none" fo:color="#000000" style:font-name="Roboto2" fo:font-size="11pt" fo:letter-spacing="normal" fo:font-style="normal" fo:font-weight="normal" style:font-size-asian="11pt" style:font-size-complex="11pt"/>
    </style:style>
    <style:style style:name="T22" style:family="text">
      <style:text-properties fo:font-variant="normal" fo:text-transform="none" fo:color="#000000" style:font-name="Roboto2" fo:font-size="11pt" fo:letter-spacing="normal" fo:font-style="normal" fo:font-weight="normal" officeooo:rsid="00510431" style:font-size-asian="11pt" style:font-size-complex="11pt"/>
    </style:style>
    <style:style style:name="T23" style:family="text">
      <style:text-properties fo:font-variant="normal" fo:text-transform="none" fo:color="#000000" style:font-name="Roboto2" fo:font-size="11pt" fo:letter-spacing="normal" fo:font-style="normal" fo:font-weight="normal" officeooo:rsid="0052d19a" style:font-size-asian="11pt" style:font-size-complex="11pt"/>
    </style:style>
    <style:style style:name="T24" style:family="text">
      <style:text-properties fo:font-variant="normal" fo:text-transform="none" fo:color="#000000" style:font-name="Roboto2" fo:font-size="11pt" fo:letter-spacing="normal" fo:font-style="normal" fo:font-weight="normal" officeooo:rsid="00559a73" style:font-size-asian="11pt" style:font-size-complex="11pt"/>
    </style:style>
    <style:style style:name="T25" style:family="text">
      <style:text-properties fo:font-variant="normal" fo:text-transform="none" fo:color="#000000" style:font-name="Roboto2" fo:font-size="11pt" fo:letter-spacing="normal" fo:font-style="normal" fo:font-weight="normal" officeooo:rsid="0055a1a0" style:font-size-asian="11pt" style:font-size-complex="11pt"/>
    </style:style>
    <style:style style:name="T26" style:family="text">
      <style:text-properties fo:font-variant="normal" fo:text-transform="none" fo:color="#000000" style:font-name="Roboto2" fo:font-size="11pt" fo:letter-spacing="normal" fo:font-style="normal" fo:font-weight="normal" officeooo:rsid="00568097" style:font-size-asian="11pt" style:font-size-complex="11pt"/>
    </style:style>
    <style:style style:name="T27" style:family="text">
      <style:text-properties fo:font-variant="normal" fo:text-transform="none" fo:color="#000000" style:font-name="Roboto2" fo:font-size="11pt" fo:letter-spacing="normal" fo:font-style="normal" fo:font-weight="normal" officeooo:rsid="0058b29a" style:font-size-asian="11pt" style:font-size-complex="11pt"/>
    </style:style>
    <style:style style:name="T28" style:family="text">
      <style:text-properties fo:font-variant="normal" fo:text-transform="none" fo:color="#000000" style:font-name="Roboto2" fo:font-size="11pt" fo:letter-spacing="normal" fo:font-style="normal" fo:font-weight="normal" style:font-size-asian="11pt" style:font-style-asian="normal" style:font-size-complex="11pt" style:font-style-complex="normal"/>
    </style:style>
    <style:style style:name="T29" style:family="text">
      <style:text-properties fo:font-variant="normal" fo:text-transform="none" fo:color="#000000" style:font-name="Roboto2" fo:font-size="11pt" fo:letter-spacing="normal" fo:font-style="normal" fo:font-weight="normal" officeooo:rsid="0055a1a0" style:font-size-asian="11pt" style:font-style-asian="normal" style:font-size-complex="11pt" style:font-style-complex="normal"/>
    </style:style>
    <style:style style:name="T30" style:family="text">
      <style:text-properties fo:font-variant="normal" fo:text-transform="none" fo:color="#000000" style:font-name="Roboto2" fo:font-size="11pt" fo:letter-spacing="normal" fo:font-style="normal" fo:font-weight="normal" officeooo:rsid="0032326e" style:font-size-asian="11pt" style:font-style-asian="normal" style:font-size-complex="11pt" style:font-style-complex="normal"/>
    </style:style>
    <style:style style:name="T31" style:family="text">
      <style:text-properties fo:font-variant="normal" fo:text-transform="none" fo:color="#000000" style:font-name="Roboto2" fo:font-size="11pt" fo:letter-spacing="normal" fo:font-style="italic" fo:font-weight="normal" style:font-size-asian="11pt" style:font-style-asian="italic" style:font-weight-asian="normal" style:font-size-complex="11pt" style:font-style-complex="italic" style:font-weight-complex="normal"/>
    </style:style>
    <style:style style:name="T32" style:family="text">
      <style:text-properties fo:font-variant="normal" fo:text-transform="none" fo:color="#000000" style:font-name="Roboto2" fo:font-size="11pt" fo:letter-spacing="normal" fo:font-style="italic" fo:font-weight="normal" style:font-size-asian="11pt" style:font-style-asian="italic" style:font-size-complex="11pt" style:font-style-complex="italic"/>
    </style:style>
    <style:style style:name="T33" style:family="text">
      <style:text-properties fo:font-variant="normal" fo:text-transform="none" fo:color="#000000" style:font-name="Roboto2" fo:font-size="11pt" fo:letter-spacing="normal" fo:font-style="italic" fo:font-weight="normal" officeooo:rsid="0055a1a0" style:font-size-asian="11pt" style:font-style-asian="italic" style:font-size-complex="11pt" style:font-style-complex="italic"/>
    </style:style>
    <style:style style:name="T34" style:family="text">
      <style:text-properties fo:font-variant="normal" fo:text-transform="none" fo:color="#000000" style:text-line-through-style="none" style:text-line-through-type="none" style:font-name="Roboto2" fo:font-size="11pt" fo:letter-spacing="normal" fo:font-style="normal" style:text-underline-style="none" fo:font-weight="normal" officeooo:rsid="0049d728" style:text-blinking="false" style:font-size-asian="11pt" style:font-weight-asian="normal" style:font-size-complex="11pt" style:font-weight-complex="normal"/>
    </style:style>
    <style:style style:name="T35" style:family="text">
      <style:text-properties fo:font-variant="normal" fo:text-transform="none" fo:color="#000000" style:text-line-through-style="none" style:text-line-through-type="none" style:font-name="Roboto2" fo:font-size="11pt" fo:letter-spacing="normal" fo:font-style="normal" style:text-underline-style="none" fo:font-weight="normal" style:text-blinking="false" fo:background-color="transparent" loext:char-shading-value="0" style:font-size-asian="11pt" style:font-size-complex="11pt"/>
    </style:style>
    <style:style style:name="T36" style:family="text">
      <style:text-properties fo:font-variant="normal" fo:text-transform="none" fo:color="#000000" style:text-line-through-style="none" style:text-line-through-type="none" style:font-name="Roboto2" fo:font-size="11pt" fo:letter-spacing="normal" fo:font-style="normal" style:text-underline-style="none" fo:font-weight="normal" officeooo:rsid="0052d19a" style:text-blinking="false" fo:background-color="transparent" loext:char-shading-value="0" style:font-size-asian="11pt" style:font-size-complex="11pt"/>
    </style:style>
    <style:style style:name="T37" style:family="text">
      <style:text-properties fo:font-variant="normal" fo:text-transform="none" fo:color="#000000" style:text-line-through-style="none" style:text-line-through-type="none" style:font-name="Roboto2" fo:font-size="11pt" fo:letter-spacing="normal" fo:font-style="normal" style:text-underline-style="none" fo:font-weight="normal" style:text-blinking="false" fo:background-color="#ffffff" loext:char-shading-value="0" style:font-size-asian="11pt" style:font-size-complex="11pt"/>
    </style:style>
    <style:style style:name="T38" style:family="text">
      <style:text-properties style:font-name="Roboto2" fo:font-size="11pt" style:font-size-asian="11pt" style:font-size-complex="11pt"/>
    </style:style>
    <style:style style:name="T39" style:family="text">
      <style:text-properties style:font-name="Roboto2" fo:font-size="11pt" officeooo:rsid="0039951c" style:font-size-asian="11pt" style:font-size-complex="11pt"/>
    </style:style>
    <style:style style:name="T40" style:family="text">
      <style:text-properties style:font-name="Roboto2" fo:font-size="11pt" officeooo:rsid="0025717c" style:font-size-asian="11pt" style:font-size-complex="11pt"/>
    </style:style>
    <style:style style:name="T41" style:family="text">
      <style:text-properties style:font-name="Roboto2" fo:font-size="11pt" officeooo:rsid="0050a57a" style:font-size-asian="11pt" style:font-size-complex="11pt"/>
    </style:style>
    <style:style style:name="T42" style:family="text">
      <style:text-properties style:font-name="Roboto2" fo:font-size="11pt" officeooo:rsid="00510431" style:font-size-asian="11pt" style:font-size-complex="11pt"/>
    </style:style>
    <style:style style:name="T43" style:family="text">
      <style:text-properties style:font-name="Roboto2" fo:font-size="11pt" officeooo:rsid="0055a1a0" style:font-size-asian="11pt" style:font-size-complex="11pt"/>
    </style:style>
    <style:style style:name="T44" style:family="text">
      <style:text-properties style:font-name="Roboto2" fo:font-size="11pt" officeooo:rsid="0032326e" style:font-size-asian="11pt" style:font-size-complex="11pt"/>
    </style:style>
    <style:style style:name="T45" style:family="text">
      <style:text-properties style:font-name="Roboto2" fo:font-size="11pt" officeooo:rsid="002ab858" style:font-size-asian="11pt" style:font-size-complex="11pt"/>
    </style:style>
    <style:style style:name="T46" style:family="text">
      <style:text-properties style:font-name="Roboto2" fo:font-size="11pt" officeooo:rsid="00568097" style:font-size-asian="11pt" style:font-size-complex="11pt"/>
    </style:style>
    <style:style style:name="T47" style:family="text">
      <style:text-properties style:font-name="Roboto2" fo:font-size="11pt" officeooo:rsid="0058b29a" style:font-size-asian="11pt" style:font-size-complex="11pt"/>
    </style:style>
    <style:style style:name="T48" style:family="text">
      <style:text-properties style:font-name="Roboto2" fo:font-size="11pt" officeooo:rsid="0049d728" style:font-size-asian="9.60000038146973pt" style:font-size-complex="11pt"/>
    </style:style>
    <style:style style:name="T49" style:family="text">
      <style:text-properties style:font-name="Roboto2" fo:font-size="11pt" fo:font-style="italic" officeooo:rsid="0025717c" style:font-size-asian="11pt" style:font-style-asian="italic" style:font-size-complex="11pt" style:font-style-complex="italic"/>
    </style:style>
    <style:style style:name="T50" style:family="text">
      <style:text-properties style:font-name="Roboto2" fo:font-size="11pt" fo:font-style="italic" officeooo:rsid="0050a57a" style:font-size-asian="11pt" style:font-style-asian="italic" style:font-size-complex="11pt" style:font-style-complex="italic"/>
    </style:style>
    <style:style style:name="T51" style:family="text">
      <style:text-properties style:font-name="Roboto2" fo:font-size="11pt" fo:font-style="italic" officeooo:rsid="0055a1a0" style:font-size-asian="11pt" style:font-style-asian="italic" style:font-size-complex="11pt" style:font-style-complex="italic"/>
    </style:style>
    <style:style style:name="T52" style:family="text">
      <style:text-properties style:font-name="Roboto2" fo:font-size="11pt" fo:font-style="italic" officeooo:rsid="00568097" style:font-size-asian="11pt" style:font-style-asian="italic" style:font-size-complex="11pt" style:font-style-complex="italic"/>
    </style:style>
    <style:style style:name="T53" style:family="text">
      <style:text-properties fo:font-style="italic" style:font-name-asian="Roboto3" style:font-style-asian="italic" style:font-name-complex="Roboto3"/>
    </style:style>
    <style:style style:name="T54" style:family="text">
      <style:text-properties fo:font-style="italic" officeooo:rsid="001faa6a" style:font-name-asian="Roboto3" style:font-style-asian="italic" style:font-name-complex="Roboto3"/>
    </style:style>
    <style:style style:name="T55" style:family="text">
      <style:text-properties fo:font-style="italic" style:font-style-asian="italic" style:font-style-complex="italic"/>
    </style:style>
    <style:style style:name="T56" style:family="text">
      <style:text-properties fo:font-style="italic" officeooo:rsid="002900f2" style:font-style-asian="italic" style:font-style-complex="italic"/>
    </style:style>
    <style:style style:name="T57" style:family="text">
      <style:text-properties fo:font-style="italic" officeooo:rsid="002ab858" style:font-style-asian="italic" style:font-style-complex="italic"/>
    </style:style>
    <style:style style:name="T58" style:family="text">
      <style:text-properties fo:font-style="italic" officeooo:rsid="004d5299" style:font-style-asian="italic" style:font-style-complex="italic"/>
    </style:style>
    <style:style style:name="T59" style:family="text">
      <style:text-properties fo:font-style="italic" officeooo:rsid="0050a57a" style:font-style-asian="italic" style:font-style-complex="italic"/>
    </style:style>
    <style:style style:name="T60" style:family="text">
      <style:text-properties fo:font-style="italic" style:font-style-asian="italic" style:font-weight-asian="normal" style:font-style-complex="italic" style:font-weight-complex="normal"/>
    </style:style>
    <style:style style:name="T61" style:family="text">
      <style:text-properties fo:font-style="italic" fo:font-weight="normal" officeooo:rsid="002ab858" style:font-style-asian="italic" style:font-weight-asian="normal" style:font-style-complex="italic" style:font-weight-complex="normal"/>
    </style:style>
    <style:style style:name="T62" style:family="text">
      <style:text-properties fo:font-style="italic" fo:font-weight="normal" officeooo:rsid="00401349" style:font-style-asian="italic" style:font-weight-asian="normal" style:font-style-complex="italic" style:font-weight-complex="normal"/>
    </style:style>
    <style:style style:name="T63" style:family="text">
      <style:text-properties officeooo:rsid="00356d6d"/>
    </style:style>
    <style:style style:name="T64" style:family="text">
      <style:text-properties officeooo:rsid="003abfa4"/>
    </style:style>
    <style:style style:name="T65" style:family="text">
      <style:text-properties fo:color="#c9211e" officeooo:rsid="001faa6a"/>
    </style:style>
    <style:style style:name="T66" style:family="text">
      <style:text-properties officeooo:rsid="003b6c96"/>
    </style:style>
    <style:style style:name="T67" style:family="text">
      <style:text-properties officeooo:rsid="003d6085"/>
    </style:style>
    <style:style style:name="T68" style:family="text">
      <style:text-properties officeooo:rsid="003e5cd2"/>
    </style:style>
    <style:style style:name="T69" style:family="text">
      <style:text-properties officeooo:rsid="00413555"/>
    </style:style>
    <style:style style:name="T70" style:family="text">
      <style:text-properties officeooo:rsid="00427f93"/>
    </style:style>
    <style:style style:name="T71" style:family="text">
      <style:text-properties officeooo:rsid="00441287"/>
    </style:style>
    <style:style style:name="T72" style:family="text">
      <style:text-properties officeooo:rsid="00441287" style:font-size-asian="11pt" style:font-size-complex="11pt"/>
    </style:style>
    <style:style style:name="T73" style:family="text">
      <style:text-properties officeooo:rsid="00568097" style:font-size-asian="11pt" style:font-size-complex="11pt"/>
    </style:style>
    <style:style style:name="T74" style:family="text">
      <style:text-properties officeooo:rsid="005761a2" style:font-size-asian="11pt" style:font-size-complex="11pt"/>
    </style:style>
    <style:style style:name="T75" style:family="text">
      <style:text-properties officeooo:rsid="0058b29a" style:font-size-asian="11pt" style:font-size-complex="11pt"/>
    </style:style>
    <style:style style:name="T76" style:family="text">
      <style:text-properties officeooo:rsid="0045842b"/>
    </style:style>
    <style:style style:name="T77" style:family="text">
      <style:text-properties style:font-name-asian="Roboto3" style:font-name-complex="Roboto3"/>
    </style:style>
    <style:style style:name="T78" style:family="text">
      <style:text-properties officeooo:rsid="004670e6" style:font-name-asian="Roboto3" style:font-name-complex="Roboto3"/>
    </style:style>
    <style:style style:name="T79" style:family="text">
      <style:text-properties fo:color="#000000"/>
    </style:style>
    <style:style style:name="T80" style:family="text">
      <style:text-properties fo:color="#000000" style:font-name="Roboto2" fo:font-size="11pt" officeooo:rsid="0049d728" style:font-size-asian="9.60000038146973pt" style:font-size-complex="11pt"/>
    </style:style>
    <style:style style:name="T81" style:family="text">
      <style:text-properties fo:color="#000000" officeooo:rsid="0030bb70"/>
    </style:style>
    <style:style style:name="T82" style:family="text">
      <style:text-properties fo:color="#000000" officeooo:rsid="0032326e"/>
    </style:style>
    <style:style style:name="T83" style:family="text">
      <style:text-properties fo:color="#000000" officeooo:rsid="00502461"/>
    </style:style>
    <style:style style:name="T84" style:family="text">
      <style:text-properties fo:color="#000000" officeooo:rsid="0050a57a"/>
    </style:style>
    <style:style style:name="T85" style:family="text">
      <style:text-properties officeooo:rsid="004d5299"/>
    </style:style>
    <style:style style:name="T86" style:family="text">
      <style:text-properties officeooo:rsid="004efaca"/>
    </style:style>
    <style:style style:name="T87" style:family="text">
      <style:text-properties officeooo:rsid="00502461"/>
    </style:style>
    <style:style style:name="T88" style:family="text">
      <style:text-properties officeooo:rsid="0050a57a"/>
    </style:style>
    <style:style style:name="T89" style:family="text">
      <style:text-properties officeooo:rsid="0052d19a"/>
    </style:style>
    <style:style style:name="T90" style:family="text">
      <style:text-properties officeooo:rsid="0055a1a0"/>
    </style:style>
    <style:style style:name="T91" style:family="text">
      <style:text-properties officeooo:rsid="00568097"/>
    </style:style>
    <style:style style:name="T92" style:family="text">
      <style:text-properties officeooo:rsid="0058b29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Hashtag Prediction for Tweets on the Ukranian Conflict</text:p>
      <text:p text:style-name="P37"/>
      <text:p text:style-name="P34">Abstract</text:p>
      <text:p text:style-name="P34"/>
      <text:p text:style-name="P39"><text:span text:style-name="T48">This rep</text:span><text:span text:style-name="T80">ort aims to describe the work done on a Kaggle dataset [1], containing the tweets about the Ukranian conflict since the start of the crisis in February, to learn an Artificial Neural Network that predicts, for each tweet, the first hashtag. </text:span></text:p>
      <text:p text:style-name="P39"><text:span text:style-name="T80"/></text:p>
      <text:p text:style-name="P39"><text:span text:style-name="T19">An artificial neural network learning algorithm, or neural network, is a computational learning system that uses a network of functions to understand and translate a data input into a desired output. The concept of the artificial neural network </text:span><text:span text:style-name="T20">was</text:span><text:span text:style-name="T19"> inspired by human biology and the way </text:span><text:span text:style-name="T34">neurons </text:span><text:span text:style-name="T19">of the human brain function together to understand inputs from human senses.</text:span></text:p>
      <text:p text:style-name="P39"><text:span text:style-name="T19"/></text:p>
      <text:p text:style-name="P39"><text:span text:style-name="T19">The neural net</text:span><text:span text:style-name="T20">work l</text:span><text:span text:style-name="T19">earns from processing many labeled examples (data with "answers") that are supplied during training and using this answer key to learn what characteristics of the input are needed to </text:span><text:span text:style-name="T20">predict</text:span><text:span text:style-name="T19"> the correct output. Once a sufficient number of examples have been processed, the neural network can begin to process new, unseen inputs and successfully return accurate results. The more examples the program sees, the more accurate the results typically become, because the program learns with experience.</text:span></text:p>
      <text:p text:style-name="P39"><text:span text:style-name="T19"/></text:p>
      <text:p text:style-name="P40"><text:span text:style-name="T19">This deep learning technique can be used for many tasks and environments, such as image recognition, medical diagnosis, finance, etc.; networks can be designed in many different ways and include various types of </text:span><text:span text:style-name="T31">layers</text:span><text:span text:style-name="T19">, that refer to a group of nodes that execute a specific operation on the data.</text:span></text:p>
      <text:p text:style-name="P35"/>
      <text:p text:style-name="P2"/>
      <text:p text:style-name="P2">Introduction</text:p>
      <text:p text:style-name="P3"><text:span text:style-name="T65"/></text:p>
      <text:p text:style-name="P3"><text:span text:style-name="T65"/></text:p>
      <text:p text:style-name="P3"><text:span text:style-name="T65">For this purpose, I took inspiration from various sources, including some notebooks on Kaggle, which process the same dataset, the Keras documentation and notebooks from the lessons of the course.</text:span></text:p>
      <text:p text:style-name="P5">I approached the task by considering the issue as a classification problem, <text:span text:style-name="T85">which makes it a supervised learning technique: every data is associated with a corresponding label; we’ve seen a similar example during the course, regarding the digit recognition [6].</text:span></text:p>
      <text:p text:style-name="P5"/>
      <text:p text:style-name="P5"><text:span text:style-name="T85">In this case, </text:span>the tweets are the <text:span text:style-name="T55">input vector</text:span>, <text:span text:style-name="T85">while</text:span> their <text:span text:style-name="T55">label</text:span> <text:span text:style-name="T85">is </text:span>represented by the first hashtag of the tweet: <text:span text:style-name="T85">this define the </text:span><text:span text:style-name="T58">class</text:span><text:span text:style-name="T85"> to which the single tweet belongs</text:span>; <text:span text:style-name="T85">I decided to only consider the first one, as the tweets may contain even 10 or more hashtags, but the single input could only belong to one class.</text:span></text:p>
      <text:p text:style-name="P5"/>
      <text:p text:style-name="P5"><text:span text:style-name="T85">S</text:span>ince the number of hashtags is <text:span text:style-name="T66">very</text:span> large, <text:span text:style-name="T85">and classifying the tweets in a great number of classes would have been too complicated for the network to learn</text:span>, I narrowed it <text:span text:style-name="T86">down </text:span>to consider only the 20 most <text:span text:style-name="T66">frequent</text:span> ones <text:span text:style-name="T86">(in the given inpit)</text:span>: <text:span text:style-name="T86">the tweets that had any other hashtag as the first one were excluded from the dataset that was ultimately fed to the model.</text:span></text:p>
      <text:p text:style-name="P4">The task of the model is to predict the first hashtag <text:span text:style-name="T6">for each remaining </text:span>tweet <text:span text:style-name="T66">among the 20 classes.</text:span></text:p>
      <text:p text:style-name="P4"/>
      <text:p text:style-name="P6">Project setup</text:p>
      <text:p text:style-name="P7"/>
      <text:p text:style-name="P10">I started do<text:span text:style-name="T7">w</text:span>nloading the whole dataset <text:span text:style-name="T86">through the Kaggle API, and began reading the data:</text:span></text:p>
      <text:p text:style-name="P10"><text:span text:style-name="T86">the versions of the data I have used is the collection of the tweets that were published in the month of May.</text:span> </text:p>
      <text:p text:style-name="P10"><text:span text:style-name="T86">I proceeded</text:span> unzipping the files for the days I had decided to consider: <text:span text:style-name="T86">to develop and test the model I only took the datasets corresponding to the first three days of May. For the final tests, I </text:span><text:soft-page-break/><text:span text:style-name="T86">took all of the datasets from that month: those sum up to approximately 7 million rows, even though, after filtering the data, only about 1/10 of the rows will be considered. </text:span></text:p>
      <text:p text:style-name="P9"><text:span text:style-name="T6">This</text:span> seemed like a reasonably large enough dataset to evaluate the scalability of the algorithm <text:span text:style-name="T1">as the input size increases.</text:span></text:p>
      <text:p text:style-name="P9"/>
      <text:p text:style-name="P10">I created <text:span text:style-name="T87">a single</text:span> dataframe by accumulating all the rows in the files, <text:span text:style-name="T86">in order to start operating on the data, which means filtering and transforming it to be suitable for the model.</text:span></text:p>
      <text:p text:style-name="P7"/>
      <text:p text:style-name="P8"/>
      <text:p text:style-name="P41">Data transformation</text:p>
      <text:p text:style-name="P41"/>
      <text:p text:style-name="P11"><text:span text:style-name="T81">The transformation of the dataset was the most demanding task: </text:span><text:span text:style-name="T83">the tweets were, of course, in different languages, contained characters and words (such as tags) that would not be significant for the training of the model, and also information that wasn’t relevant for the task</text:span><text:span text:style-name="T81">. </text:span><text:span text:style-name="T83">For example, each tweet contained not only the text, an id and the user, but also the timestamp, the number of favourites and retweets, which I di</text:span><text:span text:style-name="T84">d</text:span><text:span text:style-name="T83">n’t need for my purpose. </text:span></text:p>
      <text:p text:style-name="P31"><text:span text:style-name="T84">In particular, </text:span><text:span text:style-name="T79">I decided to only consider English tweets: they represented the majority of them and given the fact that for my model I had to create a vocabulary of words, taking into account different languages would have made the job too difficult.</text:span></text:p>
      <text:p text:style-name="P31"><text:span text:style-name="T79"/></text:p>
      <text:p text:style-name="P11"><text:span text:style-name="T82">I </text:span><text:span text:style-name="T79">start</text:span><text:span text:style-name="T82">ed</text:span><text:span text:style-name="T79"> </text:span><text:span text:style-name="T82">by </text:span><text:span text:style-name="T79">considering only a portion of th</text:span>e columns: ‘text’, ‘hashtag<text:span text:style-name="T88">s</text:span>’, ‘tweetid’, ‘language’ and ‘is_retweet’; I used the last two to filter the data and consider only English tweets, <text:span text:style-name="T2">and then</text:span> <text:span text:style-name="T8">to </text:span>avoid all the retweets <text:span text:style-name="T8">because they didn’t bring new information to the dataset, as the retweet refers to an already existing tweet.</text:span></text:p>
      <text:p text:style-name="P11"/>
      <text:p text:style-name="P14">Now, <text:span text:style-name="T8">the only columns left were ‘</text:span>text’, ‘hashtag<text:span text:style-name="T88">s</text:span>’ and ‘tweetid’; <text:span text:style-name="T88">in order to filter the tweets that I needed, i.e. those that had a popular hashtag as the first one,</text:span> I had to extract the first hashtag <text:span text:style-name="T88">of each one of them </text:span>and place it in a <text:span text:style-name="T67">new</text:span> ‘first_ht’ column: I did this with the ‘word_tokenize’ function of the nltk library, <text:span text:style-name="T88">extracting it from the ‘hashtags’ column; </text:span>then <text:span text:style-name="T88">I </text:span>dropped the <text:span text:style-name="T67">original ‘</text:span>hashtags’ column.</text:p>
      <text:p text:style-name="P12"/>
      <text:p text:style-name="P15"><text:span text:style-name="T88">B</text:span>ecause the hashtag<text:span text:style-name="T67">s</text:span> I wanted to consider are only 20, I <text:span text:style-name="T88">extracted the 20 most frequent hashtags by performing a </text:span><text:span text:style-name="T59">value_counts() </text:span><text:span text:style-name="T9">on the ‘first_ht’ column, to </text:span>eliminat<text:span text:style-name="T88">e</text:span> all the tweets that didn’t have one of t<text:span text:style-name="T88">hose</text:span> as the first hashtag.</text:p>
      <text:p text:style-name="P15">This process, <text:span text:style-name="T88">performed on the whole dataset of the tweets published in May,</text:span> narrowed the data <text:span text:style-name="T67">down </text:span>to approximately 700.000 rows.</text:p>
      <text:p text:style-name="P12"/>
      <text:p text:style-name="P42"><text:span text:style-name="T41">At this point</text:span><text:span text:style-name="T40"> I focused on the processing of the text. </text:span><text:span text:style-name="T42">I</text:span><text:span text:style-name="T40">n order to train the model on the meaning of the tweets, I had to vectorize the text, creating a vocabulary of</text:span><text:span text:style-name="T49"> </text:span><text:span text:style-name="T50">n</text:span><text:span text:style-name="T49"> </text:span><text:span text:style-name="T40">words: </text:span><text:span text:style-name="T42">vectorization </text:span><text:span text:style-name="T21">map</text:span><text:span text:style-name="T22">s</text:span><text:span text:style-name="T21"> words or phrases from vocabulary to a corresponding vector of real numbers.</text:span></text:p>
      <text:p text:style-name="P14"><text:span text:style-name="T3">For this purpose, the tweets should have been “cleaned” from everything that doesn’t add meaning: stop words, urls, emojis, non ascii characters, words with less than 3 characters, tagged users (words beginning with “@”) and the hashtags themselves.</text:span></text:p>
      <text:p text:style-name="P13"><text:span text:style-name="T67">For the tweet cleaning process I used [] as reference. I used the swifter library for most of these tasks, and the nlkt library to eliminate stop words.</text:span></text:p>
      <text:p text:style-name="P32"/>
      <text:p text:style-name="P32">The tweets, now transformed into strings of words that could each give some particular meaning to it, are now ready to be studied <text:span text:style-name="T89">by the model</text:span>, <text:span text:style-name="T89">together with their label,</text:span> in order to <text:span text:style-name="T89">train it.</text:span></text:p>
      <text:p text:style-name="P12"/>
      <text:p text:style-name="P25">The model</text:p>
      <text:p text:style-name="P25"/>
      <text:p text:style-name="P53"><text:span text:style-name="T89">A</text:span>rtificial neural networks are developed so that<text:span text:style-name="T89"> </text:span><text:span text:style-name="T60">models</text:span> can mirror the nonlinear decision-making process of the human brain: <text:span text:style-name="T89">t</text:span>his means models can be trained to make complex decisions or understand abstract concepts and objects. The model will build from low-level features to complex <text:soft-page-break/>features, understanding complex concepts. Each node within the network is weighted depending on its influence on other artificial neural network nodes.</text:p>
      <text:p text:style-name="P56"><text:span text:style-name="T21">Like other </text:span><text:span text:style-name="T23">machine learning models,</text:span><text:a xlink:type="simple" xlink:href="https://www.seldon.io/machine-learning-optimisation/" text:style-name="Internet_20_link" text:visited-style-name="Visited_20_Internet_20_Link"><text:span text:style-name="T35"> </text:span></text:a><text:a xlink:type="simple" xlink:href="https://www.seldon.io/machine-learning-optimisation/" text:style-name="Internet_20_link" text:visited-style-name="Visited_20_Internet_20_Link"><text:span text:style-name="T36">o</text:span></text:a><text:span text:style-name="T36">ptimisation</text:span><text:span text:style-name="T35"> </text:span><text:span text:style-name="T36">o</text:span><text:span text:style-name="T21">f artificial neural networks is based on a loss function. This is the difference between a predicted and actual output. The weighting of each node and layer is adjusted by the model to achieve a minimum loss.</text:span></text:p>
      <text:p text:style-name="P20"/>
      <text:p text:style-name="P20">For <text:span text:style-name="T89">my</text:span> model <text:span text:style-name="T89">I</text:span> <text:span text:style-name="T67">started considering the example of deep learning models seen during the course []. However, I had to change the approach since I had to deal with a textual input. As shown in Keras documentation [7], a possibile newtork topology to learn representation of text is a 1-dimensional Convolutional Neural Network. This kind of network search for patterns anywhere in an input sequence in the same way a “regular” (2-dimensional) CNN search in an image.</text:span></text:p>
      <text:p text:style-name="P20"/>
      <text:p text:style-name="P54"><text:span text:style-name="T24">Convolutional neural networks have three main types of layers, which are:<text:line-break/></text:span><text:span text:style-name="T21">- </text:span><text:span text:style-name="T24">c</text:span><text:span text:style-name="T21">onvolutional layer<text:line-break/>- </text:span><text:span text:style-name="T24">p</text:span><text:span text:style-name="T21">ooling layer<text:line-break/>- </text:span><text:span text:style-name="T24">f</text:span><text:span text:style-name="T21">ully-connected layer<text:line-break/>The convolutional layer is the first layer of a convolutional network, </text:span><text:span text:style-name="T25">and represents the c</text:span><text:span text:style-name="T21">ore building block of a CNN, where the majority of computation occurs.<text:line-break/></text:span></text:p>
      <text:p text:style-name="P19"><text:span text:style-name="T90">Now, the dataset needed to be split in the three sets: training, validation and test.</text:span></text:p>
      <text:p text:style-name="P19"><text:span text:style-name="T90">Because certain topics may have been discussed more in some days than others, the tweets had to be shuffled before this passage, so that it would be uniformely distributed in terms of content and topics.</text:span></text:p>
      <text:p text:style-name="P43"><text:span text:style-name="T43">The </text:span><text:span text:style-name="T51">training set</text:span><text:span text:style-name="T43"> (to which I assigned 80% of the data) is used by the model to fit the parameters (weights) and learn </text:span><text:span text:style-name="T21">the optimal combinations of variables that will generate a good </text:span><text:a xlink:type="simple" xlink:href="https://en.wikipedia.org/wiki/Predictive_modelling" text:style-name="Internet_20_link" text:visited-style-name="Visited_20_Internet_20_Link"><text:span text:style-name="T37">predictive model</text:span></text:a><text:span text:style-name="T21">.</text:span></text:p>
      <text:p text:style-name="P44"><text:span text:style-name="T21">The </text:span><text:span text:style-name="T32">validation set</text:span><text:span text:style-name="T21"> (10% of the data) is used to tune the hyperparameters (the architecture) of the classifier, for example the number of hidden units in each layer.</text:span></text:p>
      <text:p text:style-name="P45"><text:span text:style-name="T25">The </text:span><text:span text:style-name="T33">test set </text:span><text:span text:style-name="T29">(10% of the data) </text:span><text:span text:style-name="T28">is a set of examples used only to assess the performance of a fully specified classifier.</text:span></text:p>
      <text:p text:style-name="P45"><text:span text:style-name="T30"/></text:p>
      <text:p text:style-name="P45"><text:span text:style-name="T30"/></text:p>
      <text:p text:style-name="P45"><text:span text:style-name="T44">I created the </text:span><text:span text:style-name="T46">input dataframe</text:span><text:span text:style-name="T44"> for the data (text of the tweet) and the labels (first hashtag of the tweet), and </text:span><text:span text:style-name="T45">I encoded the </text:span><text:span text:style-name="T44">latter </text:span><text:span text:style-name="T45">with a one hot encoding.</text:span></text:p>
      <text:p text:style-name="P18"><text:span text:style-name="T68">To apply a one hot encoding also to all input text tokens, </text:span>I<text:span text:style-name="T8"> </text:span>proceeded with the vectorization, <text:span text:style-name="T4">creating the vocabulary of the most used 20000 words. </text:span></text:p>
      <text:p text:style-name="P18"><text:span text:style-name="T4">This represents the first (non trainable) layer of the model itself, which contains 8 more layers:</text:span></text:p>
      <text:p text:style-name="P18"/>
      <text:p text:style-name="P16"><text:span text:style-name="T4">- the </text:span><text:span text:style-name="T56">embedding</text:span><text:span text:style-name="T4">, to learn dense vectors of fixed size for each word;</text:span></text:p>
      <text:p text:style-name="P16"><text:span text:style-name="T4">- two </text:span><text:span text:style-name="T56">convolutional layers</text:span><text:span text:style-name="T4">, both with 128 filters (one for each embedding dimension), a kernel size of 7 and a step size (stride) of 2;</text:span></text:p>
      <text:p text:style-name="P17">- <text:span text:style-name="T5">a </text:span><text:span text:style-name="T57">global max pooling</text:span><text:span text:style-name="T5">, to reduce the output to a 1-dimensional vector (same size as embedding);</text:span></text:p>
      <text:p text:style-name="P17">- <text:span text:style-name="T5">two </text:span><text:span text:style-name="T57">dropouts </text:span><text:span text:style-name="T5">with a 0.6 dropout rate, because my model tended to overfit;</text:span></text:p>
      <text:p text:style-name="P16">- <text:span text:style-name="T5">two </text:span><text:span text:style-name="T61">dense </text:span><text:span text:style-name="T62">layers</text:span><text:span text:style-name="T5">, one with a RELU activation function, the last one with 20 nodes and a sigmoid activation to generate a probability distribution over the 20 classes.</text:span></text:p>
      <text:p text:style-name="P16"/>
      <text:p text:style-name="P21"><text:span text:style-name="T69">E</text:span>ach <text:span text:style-name="T69">of the 20 outputs </text:span>represents the probability of each hashtag being the correct one for the given tweet. I tried various values for the learning rate and ultimately decided to use a very small value <text:span text:style-name="T91">(</text:span>0.00003<text:span text:style-name="T91">) </text:span>as I noticed that higher values resulted in <text:span text:style-name="T91">the model stopping improving after two iterations.</text:span></text:p>
      <text:p text:style-name="P21"/>
      <text:p text:style-name="P23">I chose to <text:span text:style-name="T91">train it with</text:span> 15 epochs as the accuracy level didn’t grow much after that point.</text:p>
      <text:p text:style-name="P23"><text:soft-page-break/><text:span text:style-name="T63">Then, I tested the model on the test set, which gave the same accuracy and loss of the validation set, as expected.</text:span></text:p>
      <text:p text:style-name="P26">Lastly, I print out some results of a random group of tweets taken from the test set, considering the original text of the tweet, the first hashtag and the top 3 hashtags predicted by the model</text:p>
      <text:p text:style-name="P26"/>
      <text:p text:style-name="P26">Results</text:p>
      <text:p text:style-name="P24"/>
      <text:p text:style-name="P36"><text:span text:style-name="T72">At first sight, the results might not seem excellent, as the model is able to predict the right hashtag approximately half of the times: </text:span><text:span text:style-name="T73">it reached a 0.54 maximum accuracy and 0.114 loss on the validation set </text:span><text:span text:style-name="T74">(and the test set)</text:span><text:span text:style-name="T73">, with a 0.62 accuracy and 0.094 loss </text:span><text:span text:style-name="T74">on the training set.</text:span></text:p>
      <text:p text:style-name="P46"><text:span text:style-name="T46">This </text:span><text:span text:style-name="T47">gap between training and validation results </text:span><text:span text:style-name="T46">denotes </text:span><text:span text:style-name="T52">overfitting</text:span><text:span text:style-name="T46">, which occurs </text:span><text:span text:style-name="T26">when a model learns the detail and noise in the training data to the extent that it negatively impacts the performance of the model on new data. </text:span><text:span text:style-name="T27">I made some modifications to the model in order to minimize it but the data was too heterogeneous, so the model, given my premises and the algorithms I have used, couldn’t learn more than this.</text:span></text:p>
      <text:p text:style-name="P36"><text:span text:style-name="T72"/></text:p>
      <text:p text:style-name="P36"><text:span text:style-name="T75">H</text:span><text:span text:style-name="T72">owever,</text:span><text:span text:style-name="T14"> there are some factors </text:span><text:span text:style-name="T15">that have to be</text:span><text:span text:style-name="T14"> take</text:span><text:span text:style-name="T15">n</text:span><text:span text:style-name="T14"> into account:</text:span></text:p>
      <text:p text:style-name="P33"><text:span text:style-name="T14"/></text:p>
      <text:p text:style-name="P33"><text:span text:style-name="T14">- </text:span><text:span text:style-name="T15">the goodness of an </text:span><text:span text:style-name="T16">algorithm must be compared with the results that a human expert could achieve on the same task: looking at the tweets and the corresponding hashtags, it seems reasonable that even a human will only get maybe 50/60% of them right;</text:span></text:p>
      <text:p text:style-name="P33"><text:span text:style-name="T16">- among the hashtags, some are very similar to each other (ukraine, ukranian, ukrainewar; russia russian; etc.), which makes it harder to predict the exact one;</text:span></text:p>
      <text:p text:style-name="P33"><text:span text:style-name="T16">- the data isn’t </text:span><text:span text:style-name="T17">totally cleaned, as it contained a great amount of tweets that didn’t exactly concern the Ukranian conflict.</text:span></text:p>
      <text:p text:style-name="P33"><text:span text:style-name="T17"/></text:p>
      <text:p text:style-name="P30"><text:span text:style-name="T76">For these reasons, the accuracy and the loss of the model were hard to optimize.</text:span></text:p>
      <text:p text:style-name="P30"><text:span text:style-name="T92">For the randomly extracted tweets at the end of the algorithm I decided to print out the top 3 predictions and not just the first: this way, the model predicted approximately the 70/80% of the hashtags right. Thinking of a use for this model, in fact, there could be an engine that suggests hashtags while writing the tweet, and ideally it could give </text:span></text:p>
      <text:p text:style-name="P30"><text:span text:style-name="T76">For a better outcome I would have to implement way more complex optimizations.</text:span></text:p>
      <text:p text:style-name="P22"/>
      <text:p text:style-name="P27">Possible optimizations</text:p>
      <text:p text:style-name="P27"/>
      <text:p text:style-name="P38"><text:span text:style-name="T39">The main optimization that could be done for this task is using a Recurrent Neural Network; </text:span><text:span text:style-name="T12">RNNs can use their internal state to process variable length sequences of inputs. </text:span><text:span text:style-name="T13">In these kinds of networks, w</text:span><text:span text:style-name="T12">e </text:span><text:span text:style-name="T38">perform the same operation at each step, with the input to each step being</text:span></text:p>
      <text:p text:style-name="P28">dependent upon the output from prior steps. <text:span text:style-name="T64">This way, understanding the meaning of the tweets and classificating is much easier than having a model that only takes the words of the tweets as a group.</text:span></text:p>
      <text:p text:style-name="P28"/>
      <text:p text:style-name="P29">Another one could be <text:span text:style-name="T70">clustering</text:span> the hashtags in different topics, and assigning a topic, instead of a specific hashtag, to every tweet. <text:span text:style-name="T71">Grouping similar hashtags means finding some kind of distance between them, to take the closest ones and aggregating them. </text:span></text:p>
      <text:p text:style-name="P29"><text:span text:style-name="T71">This could be done by computing the Jaccard similarity between every pair of hashtag: the number of tweets where both hashtag appear divided by the total number of tweets that contains at least one of them.</text:span></text:p>
      <text:p text:style-name="P1"/>
      <text:p text:style-name="P1"/>
      <text:p text:style-name="P1"/>
      <text:p text:style-name="P47"><text:span text:style-name="T53">“</text:span><text:span text:style-name="T54">I</text:span><text:span text:style-name="T53">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are grave and serious offences in the university and accept the penalties that would be imposed should I </text:span><text:soft-page-break/><text:span text:style-name="T53">engage in plagiarism, collusion or copying. This assignment, or any part of it, has not been previously submitted by me or any other person for assessment on this or any other course of study.“</text:span></text:p>
      <text:p text:style-name="P48"><text:span text:style-name="T53"/></text:p>
      <text:p text:style-name="P52"><text:span text:style-name="T53">References:</text:span></text:p>
      <text:p text:style-name="P55"><text:span text:style-name="T10">[1] Ukraine Conflict Twitter Dataset: </text:span><text:a xlink:type="simple" xlink:href="https://www.kaggle.com/datasets/bwandowando/ukraine-russian-crisis-twitter-dataset-1-2-m-rows/code" text:style-name="Internet_20_link" text:visited-style-name="Visited_20_Internet_20_Link">https://www.kaggle.com/datasets/bwandowando/ukraine-russian-crisis-twitter-dataset-1-2-m-rows/code</text:a><text:span text:style-name="T10"> </text:span></text:p>
      <text:p text:style-name="P55"><text:span text:style-name="T10">[2] Tweets on Ukraine Crisis: </text:span><text:a xlink:type="simple" xlink:href="https://www.kaggle.com/code/stpeteishii/tweets-on-ukraine-crisis/notebook" office:target-frame-name="_blank" xlink:show="new" text:style-name="Internet_20_link" text:visited-style-name="Visited_20_Internet_20_Link">https://www.kaggle.com/code/stpeteishii/tweets-on-ukraine-crisis/notebook</text:a><text:span text:style-name="T10"><text:line-break/>[3] Generate Wordcloud from English Tweets: </text:span><text:a xlink:type="simple" xlink:href="https://www.kaggle.com/code/bwandowando/generate-wordcloud-from-english-tweets" office:target-frame-name="_blank" xlink:show="new" text:style-name="Internet_20_link" text:visited-style-name="Visited_20_Internet_20_Link">https://www.kaggle.com/code/bwandowando/generate-wordcloud-from-english-tweets</text:a></text:p>
      <text:p text:style-name="P48"><text:span text:style-name="T11">[4] Sentiment analysis for tweets on the Ukraine conflict: </text:span><text:a xlink:type="simple" xlink:href="https://github.com/DoubleGremlin181/Analyzing-Tweets-2022-Russian-Invasion-of-Ukraine/blob/master/Tweets%20-%20Hashtag%20Analysis.ipynb" office:target-frame-name="_blank" xlink:show="new" text:style-name="Internet_20_link" text:visited-style-name="Visited_20_Internet_20_Link"><text:span text:style-name="T18">https://github.com/DoubleGremlin181/Analyzing-Tweets-2022-Russian-Invasion-of-Ukraine/blob/master/Tweets%20-%20Hashtag%20Analysis.ipynb</text:span></text:a><text:span text:style-name="T53"> </text:span></text:p>
      <text:p text:style-name="P49"><text:span text:style-name="T78">[5] Notes on Convolutional Networks: </text:span><text:a xlink:type="simple" xlink:href="https://cs231n.github.io/convolutional-networks/" text:style-name="Internet_20_link" text:visited-style-name="Visited_20_Internet_20_Link"><text:span text:style-name="T77">https://cs231n.github.io/convolutional-networks/</text:span></text:a></text:p>
      <text:p text:style-name="P50"><text:span text:style-name="T77">[6] Digit recognition: </text:span><text:a xlink:type="simple" xlink:href="https://malchiodi.di.unimi.it/archive/deep-learning/deep-learning-tutorial.ipynb" text:style-name="Internet_20_link" text:visited-style-name="Visited_20_Internet_20_Link"><text:span text:style-name="T77">https://malchiodi.di.unimi.it/archive/deep-learning/deep-learning-tutorial.ipynb</text:span></text:a></text:p>
      <text:p text:style-name="P51"><text:span text:style-name="T77">[7] Text classification from scratch: https://keras.io/examples/nlp/text_classification_from_scra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S Aldrin Regular" svg:font-family="'FS Aldrin Regular', sans-serif"/>
    <style:font-face style:name="Helvetica Neue" svg:font-family="'Helvetica Neue', Helvetica, sans-serif"/>
    <style:font-face style:name="IBM Plex Sans" svg:font-family="'IBM Plex Sans', ibm-plex-sans, 'Helvetica Neue', Arial, sans-serif"/>
    <style:font-face style:name="Roboto1" svg:font-family="Roboto, Noto, sans-serif"/>
    <style:font-face style:name="Ubuntu" svg:font-family="Ubuntu"/>
    <style:font-face style:name="arial" svg:font-family="arial, sans-serif"/>
    <style:font-face style:name="inherit" svg:font-family="inherit"/>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CMR10" svg:font-family="CMR10" style:font-pitch="variable"/>
    <style:font-face style:name="Roboto2" svg:font-family="Roboto" style:font-pitch="variable"/>
    <style:font-face style:name="CMR101" svg:font-family="CMR10"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3"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4T11:59:07.132000000</meta:creation-date>
    <dc:date>2022-06-29T20:37:34.898000000</dc:date>
    <meta:editing-duration>P1DT2M46S</meta:editing-duration>
    <meta:editing-cycles>5</meta:editing-cycles>
    <meta:generator>Trio_Office/6.2.8.2$Windows_x86 LibreOffice_project/</meta:generator>
    <meta:document-statistic meta:table-count="0" meta:image-count="0" meta:object-count="0" meta:page-count="5" meta:paragraph-count="74" meta:word-count="2376" meta:character-count="14457" meta:non-whitespace-character-count="12145"/>
  </office:meta>
</office:document-meta>
</file>